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0268b" officeooo:paragraph-rsid="0010268b"/>
    </style:style>
    <style:style style:name="P2" style:family="paragraph" style:parent-style-name="Standard">
      <style:paragraph-properties fo:line-height="200%"/>
      <style:text-properties officeooo:rsid="0011d421" officeooo:paragraph-rsid="0011d421"/>
    </style:style>
    <style:style style:name="P3" style:family="paragraph" style:parent-style-name="Standard">
      <style:paragraph-properties fo:line-height="200%"/>
      <style:text-properties officeooo:rsid="001292a5" officeooo:paragraph-rsid="001292a5"/>
    </style:style>
    <style:style style:name="P4" style:family="paragraph" style:parent-style-name="Standard">
      <style:paragraph-properties fo:line-height="100%"/>
      <style:text-properties officeooo:rsid="001292a5" officeooo:paragraph-rsid="001292a5"/>
    </style:style>
    <style:style style:name="T1" style:family="text">
      <style:text-properties officeooo:rsid="0011d421"/>
    </style:style>
    <style:style style:name="T2" style:family="text">
      <style:text-properties officeooo:rsid="00129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chine Problem 2<text:tab/><text:tab/><text:tab/><text:tab/><text:tab/><text:tab/><text:tab/><text:tab/><text:tab/><text:tab/>CSCE 313</text:p>
      <text:p text:style-name="P4">Yinwei (Charlie) Zhang<text:tab/><text:tab/><text:tab/><text:tab/><text:tab/><text:tab/><text:tab/><text:tab/><text:tab/>19.10.2014</text:p>
      <text:p text:style-name="P4"/>
      <text:p text:style-name="P4"/>
      <text:p text:style-name="P1"><text:tab/>Machine problem 2 asks us to create a simple server client as two separate processes within a program. <text:span text:style-name="T1">The server, the client, and the communication, class RequestChannel, has already been provided. <text:s/>To set up the processes, I added a fork() and execv() call to set up the server, and ran the client afterwards. </text:span></text:p>
      <text:p text:style-name="P1"/>
      <text:p text:style-name="P2"><text:tab/>In terms of speed, a server client model of retrieving information <text:span text:style-name="T2">is slower than accessing the information with a local function. <text:s/>On my computer, it took 59 microseconds to access the hello request via the server, and 7 microseconds for a local function to return the same information.</text:span></text:p>
      <text:p text:style-name="P2"/>
      <text:p text:style-name="P2"><text:span text:style-name="T2">P.S.</text:span><text:tab/><text:span text:style-name="T2">It took 5030 microseconds to run the about 100 requests and print them to console.</text:span></text:p>
      <text:p text:style-name="P3">P.P.S. <text:tab/>To run the program, first make. <text:s/>Then type './simpleclient'. <text:s/>Flags '-t', '-i' are used to time the whole process, or the hello process. <text:s/>Flag '-h' for help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9:15:56.728182179</meta:creation-date>
    <dc:date>2014-10-20T03:05:34.539171785</dc:date>
    <meta:editing-duration>PT4H49M15S</meta:editing-duration>
    <meta:editing-cycles>1</meta:editing-cycles>
    <meta:document-statistic meta:table-count="0" meta:image-count="0" meta:object-count="0" meta:page-count="1" meta:paragraph-count="6" meta:word-count="154" meta:character-count="929" meta:non-whitespace-character-count="755"/>
    <meta:generator>LibreOffice/4.2.6.3$Linux_X86_64 LibreOffice_project/420m0$Build-3</meta:generator>
  </office:meta>
</office:document-meta>
</file>